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76da0" officeooo:paragraph-rsid="00076da0"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ありがとう</text:p>
      <text:p text:style-name="P1">こにちわ</text:p>
      <text:p text:style-name="P1">ナルト</text:p>
      <text:p text:style-name="P1">日向日向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9T14:03:48.408000000</dc:date>
    <meta:document-statistic meta:table-count="0" meta:image-count="0" meta:object-count="0" meta:page-count="1" meta:paragraph-count="4" meta:word-count="16" meta:character-count="16" meta:non-whitespace-character-count="16"/>
    <meta:generator>LibreOffice/4.2.5.2$Windows_x86 LibreOffice_project/61cb170a04bb1f12e77c884eab9192be736ec5f5</meta:generator>
  </office:meta>
</office:document-meta>
</file>